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marks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фонин Владислав Алексе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49" calcext:value-type="float">
            <text:p>49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фонин Владислав Алексе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10" calcext:value-type="float">
            <text:p>10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фонин Владислав Алексеевич</text:p>
          </table:table-cell>
          <table:table-cell office:value-type="string" calcext:value-type="string">
            <text:p>Химия</text:p>
          </table:table-cell>
          <table:table-cell table:formula="of:=INT(RAND() * 100)" office:value-type="float" office:value="91" calcext:value-type="float">
            <text:p>91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фонин Владислав Алексеевич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77" calcext:value-type="float">
            <text:p>77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Беккер Александр Павло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4" calcext:value-type="float">
            <text:p>4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Беккер Александр Павло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14" calcext:value-type="float">
            <text:p>14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Беккер Александр Павлович</text:p>
          </table:table-cell>
          <table:table-cell office:value-type="string" calcext:value-type="string">
            <text:p>Английский язык</text:p>
          </table:table-cell>
          <table:table-cell table:formula="of:=INT(RAND() * 100)" office:value-type="float" office:value="68" calcext:value-type="float">
            <text:p>68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ерстова Елена Вадимо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0" calcext:value-type="float">
            <text:p>0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ерстова Елена Вадимо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66" calcext:value-type="float">
            <text:p>66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ерстова Елена Вадимовна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69" calcext:value-type="float">
            <text:p>69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ладилин Алексей Алексе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43" calcext:value-type="float">
            <text:p>43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ладилин Алексей Алексе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2" calcext:value-type="float">
            <text:p>2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ладилин Алексей Алексеевич</text:p>
          </table:table-cell>
          <table:table-cell office:value-type="string" calcext:value-type="string">
            <text:p>Химия</text:p>
          </table:table-cell>
          <table:table-cell table:formula="of:=INT(RAND() * 100)" office:value-type="float" office:value="0" calcext:value-type="float">
            <text:p>0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орьков Владимир Андреевич 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11" calcext:value-type="float">
            <text:p>11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орьков Владимир Андреевич 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5" calcext:value-type="float">
            <text:p>5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орьков Владимир Андреевич 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41" calcext:value-type="float">
            <text:p>41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орохин Андрей Никола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27" calcext:value-type="float">
            <text:p>27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орохин Андрей Никола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45" calcext:value-type="float">
            <text:p>45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орохин Андрей Николаевич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1" calcext:value-type="float">
            <text:p>1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орохин Андрей Николаевич</text:p>
          </table:table-cell>
          <table:table-cell office:value-type="string" calcext:value-type="string">
            <text:p>Обществознание</text:p>
          </table:table-cell>
          <table:table-cell table:formula="of:=INT(RAND() * 100)" office:value-type="float" office:value="6" calcext:value-type="float">
            <text:p>6</text:p>
          </table:table-cell>
          <table:table-cell office:value-type="date" office:date-value="2022-04-07" calcext:value-type="date">
            <text:p>2022-04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убровских Никита Евгень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21" calcext:value-type="float">
            <text:p>21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убровских Никита Евгень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84" calcext:value-type="float">
            <text:p>84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убровских Никита Евгеньевич</text:p>
          </table:table-cell>
          <table:table-cell office:value-type="string" calcext:value-type="string">
            <text:p>География</text:p>
          </table:table-cell>
          <table:table-cell table:formula="of:=INT(RAND() * 100)" office:value-type="float" office:value="89" calcext:value-type="float">
            <text:p>89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озлов Данил Евгень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82" calcext:value-type="float">
            <text:p>82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озлов Данил Евгень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3" calcext:value-type="float">
            <text:p>3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озлов Данил Евгеньевич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33" calcext:value-type="float">
            <text:p>33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онопский Кирилл Серге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99" calcext:value-type="float">
            <text:p>99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онопский Кирилл Серге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40" calcext:value-type="float">
            <text:p>40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онопский Кирилл Сергеевич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60" calcext:value-type="float">
            <text:p>60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упцова Полина Дмитрие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90" calcext:value-type="float">
            <text:p>90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упцова Полина Дмитрие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17" calcext:value-type="float">
            <text:p>17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упцова Полина Дмитриевна</text:p>
          </table:table-cell>
          <table:table-cell office:value-type="string" calcext:value-type="string">
            <text:p>Литература</text:p>
          </table:table-cell>
          <table:table-cell table:formula="of:=INT(RAND() * 100)" office:value-type="float" office:value="77" calcext:value-type="float">
            <text:p>77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упцова Полина Дмитриевна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11" calcext:value-type="float">
            <text:p>11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ардишеров Аслбек Равшан угли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77" calcext:value-type="float">
            <text:p>77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ардишеров Аслбек Равшан угли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24" calcext:value-type="float">
            <text:p>24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ардишеров Аслбек Равшан угли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92" calcext:value-type="float">
            <text:p>92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езенцева Софья Дмитрие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81" calcext:value-type="float">
            <text:p>81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езенцева Софья Дмитрие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60" calcext:value-type="float">
            <text:p>60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езенцева Софья Дмитриевна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68" calcext:value-type="float">
            <text:p>68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чтова Виктория Владимиро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57" calcext:value-type="float">
            <text:p>57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чтова Виктория Владимировна</text:p>
          </table:table-cell>
          <table:table-cell office:value-type="string" calcext:value-type="string">
            <text:p>География</text:p>
          </table:table-cell>
          <table:table-cell table:formula="of:=INT(RAND() * 100)" office:value-type="float" office:value="16" calcext:value-type="float">
            <text:p>16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чтова Виктория Владимиро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42" calcext:value-type="float">
            <text:p>42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чтова Виктория Владимировна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60" calcext:value-type="float">
            <text:p>60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аливонов Никита Андре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54" calcext:value-type="float">
            <text:p>54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аливонов Никита Андре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71" calcext:value-type="float">
            <text:p>71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аливонов Никита Андреевич</text:p>
          </table:table-cell>
          <table:table-cell office:value-type="string" calcext:value-type="string">
            <text:p>География</text:p>
          </table:table-cell>
          <table:table-cell table:formula="of:=INT(RAND() * 100)" office:value-type="float" office:value="20" calcext:value-type="float">
            <text:p>20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ухорученкова Виктория Игоре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62" calcext:value-type="float">
            <text:p>62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ухорученкова Виктория Игоре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42" calcext:value-type="float">
            <text:p>42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ухорученкова Виктория Игоревна</text:p>
          </table:table-cell>
          <table:table-cell office:value-type="string" calcext:value-type="string">
            <text:p>Химия</text:p>
          </table:table-cell>
          <table:table-cell table:formula="of:=INT(RAND() * 100)" office:value-type="float" office:value="27" calcext:value-type="float">
            <text:p>27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омин Виталий Виталь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86" calcext:value-type="float">
            <text:p>86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омин Виталий Виталь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35" calcext:value-type="float">
            <text:p>35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омин Виталий Витальевич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20" calcext:value-type="float">
            <text:p>20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Шахно Анастасия Игоревна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73" calcext:value-type="float">
            <text:p>73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Шахно Анастасия Игоревна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57" calcext:value-type="float">
            <text:p>57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Шахно Анастасия Игоревна</text:p>
          </table:table-cell>
          <table:table-cell office:value-type="string" calcext:value-type="string">
            <text:p>Информатика</text:p>
          </table:table-cell>
          <table:table-cell table:formula="of:=INT(RAND() * 100)" office:value-type="float" office:value="99" calcext:value-type="float">
            <text:p>99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Шахно Анастасия Игоревна</text:p>
          </table:table-cell>
          <table:table-cell office:value-type="string" calcext:value-type="string">
            <text:p>География</text:p>
          </table:table-cell>
          <table:table-cell table:formula="of:=INT(RAND() * 100)" office:value-type="float" office:value="97" calcext:value-type="float">
            <text:p>97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Шилин Тимур Сергее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59" calcext:value-type="float">
            <text:p>59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Шилин Тимур Сергеевич</text:p>
          </table:table-cell>
          <table:table-cell office:value-type="string" calcext:value-type="string">
            <text:p>Литература</text:p>
          </table:table-cell>
          <table:table-cell table:formula="of:=INT(RAND() * 100)" office:value-type="float" office:value="63" calcext:value-type="float">
            <text:p>63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Шилин Тимур Сергее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96" calcext:value-type="float">
            <text:p>96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Шминке Ярослав Данилович</text:p>
          </table:table-cell>
          <table:table-cell office:value-type="string" calcext:value-type="string">
            <text:p>Русский язык</text:p>
          </table:table-cell>
          <table:table-cell table:formula="of:=INT(RAND() * 100)" office:value-type="float" office:value="13" calcext:value-type="float">
            <text:p>13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Шминке Ярослав Данилович</text:p>
          </table:table-cell>
          <table:table-cell office:value-type="string" calcext:value-type="string">
            <text:p>Математика</text:p>
          </table:table-cell>
          <table:table-cell table:formula="of:=INT(RAND() * 100)" office:value-type="float" office:value="25" calcext:value-type="float">
            <text:p>25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Шминке Ярослав Данилович</text:p>
          </table:table-cell>
          <table:table-cell office:value-type="string" calcext:value-type="string">
            <text:p>Физика</text:p>
          </table:table-cell>
          <table:table-cell table:formula="of:=INT(RAND() * 100)" office:value-type="float" office:value="64" calcext:value-type="float">
            <text:p>64</text:p>
          </table:table-cell>
          <table:table-cell office:value-type="date" office:date-value="2022-03-31" calcext:value-type="date">
            <text:p>2022-03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8:05:59.005258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5:34:45.201498121</meta:creation-date>
    <dc:date>2024-03-14T18:44:16.909061286</dc:date>
    <meta:editing-duration>PT1H3M15S</meta:editing-duration>
    <meta:editing-cycles>2</meta:editing-cycles>
    <meta:generator>LibreOffice/7.6.5.2$Linux_X86_64 LibreOffice_project/60$Build-2</meta:generator>
    <meta:document-statistic meta:table-count="1" meta:cell-count="315" meta:object-count="0"/>
  </office:meta>
</office:document-meta>
</file>